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9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/>
    <style:style style:name="ce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  <style:style style:name="ce8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4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20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22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23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24"/>
          <table:table-cell table:number-columns-repeated="3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5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58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 table:number-columns-repeated="2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style-name="ce82"/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office:value-type="string" calcext:value-type="string">
            <text:p>OPTIONAL</text:p>
          </table:table-cell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1</text:p>
          </table:table-cell>
          <table:table-cell table:style-name="ce119" office:value-type="string" calcext:value-type="string">
            <text:p>HW_05.2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 table:number-columns-repeated="2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5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 table:number-columns-repeated="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 table:number-columns-repeated="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3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2"/>
        </table:table-row>
        <table:table-row table:style-name="ro1">
          <table:table-cell/>
          <table:table-cell table:style-name="ce63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1"/>
          <table:table-cell table:number-columns-repeated="5"/>
          <table:table-cell table:style-name="ce101"/>
          <table:table-cell/>
          <table:table-cell table:style-name="ce11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4"/>
          <table:table-cell table:style-name="ce127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9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8"/>
        </table:table-row>
        <table:table-row table:style-name="ro6">
          <table:table-cell table:number-columns-repeated="898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style-name="ce58" office:value-type="string" calcext:value-type="string">
            <text:p>EXAMS 3P</text:p>
          </table:table-cell>
          <table:table-cell table:number-columns-repeated="2"/>
          <table:table-cell table:style-name="ce11"/>
          <table:table-cell table:style-name="ce58" office:value-type="string" calcext:value-type="string">
            <text:p>EASTER <text:s/>WEEK</text:p>
          </table:table-cell>
          <table:table-cell/>
          <table:table-cell table:style-name="ce11"/>
          <table:table-cell table:style-name="ce58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/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Sofia</text:p>
          </table:table-cell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table:style-name="ce11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table:style-name="ce11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table:style-name="ce11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table:style-name="ce11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/>
          <table:table-cell table:style-name="ce11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table:style-name="ce11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/>
          <table:table-cell table:style-name="ce11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table:style-name="ce11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table:style-name="ce11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table:style-name="ce11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table:style-name="ce11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11"/>
          <table:table-cell table:style-name="ce70"/>
          <table:table-cell table:style-name="ce74"/>
          <table:table-cell table:number-columns-repeated="5"/>
          <table:table-cell table:style-name="ce11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11"/>
          <table:table-cell/>
          <table:table-cell table:style-name="ce101" table:number-columns-repeated="2"/>
          <table:table-cell table:style-name="ce58"/>
          <table:table-cell table:number-columns-repeated="865"/>
        </table:table-row>
        <table:table-row table:style-name="ro1">
          <table:table-cell table:number-columns-repeated="4"/>
          <table:table-cell table:style-name="ce127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2T11:50:11.381751451</dc:date>
    <meta:editing-duration>P2DT19H12M33S</meta:editing-duration>
    <meta:editing-cycles>508</meta:editing-cycles>
    <meta:generator>LibreOffice/7.3.7.2$Linux_X86_64 LibreOffice_project/30$Build-2</meta:generator>
    <meta:document-statistic meta:table-count="3" meta:cell-count="877" meta:object-count="0"/>
  </office:meta>
</office:document-meta>
</file>